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DejaVu Sans Mono" svg:font-family="'DejaVu Sans Mono'"/>
    <style:font-face style:name="Arial" svg:font-family="Arial" style:font-family-generic="roman" style:font-pitch="variable"/>
    <style:font-face style:name="DejaVu Sans Mono1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loext:graphic-properties draw:fill-color="#ffffff"/>
      <style:paragraph-properties fo:line-height="100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New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6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font-weight="bold" fo:background-color="#ffffff" style:font-name-asian="Times New Roman1" style:font-size-asian="20pt" style:font-weight-asian="bold" style:font-name-complex="Times New Roman1" style:font-size-complex="20pt"/>
    </style:style>
    <style:style style:name="P8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background-color="#ffffff" style:font-name-asian="Times New Roman1" style:font-size-asian="20pt" style:font-name-complex="Times New Roman1" style:font-size-complex="20pt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1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3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</style:style>
    <style:style style:name="P14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loext:graphic-properties draw:fill-color="#ffffff"/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4pt" officeooo:paragraph-rsid="0015881c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</style:style>
    <style:style style:name="P21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23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199cm" style:auto-text-indent="false" style:writing-mode="lr-tb"/>
      <style:text-properties style:font-name="Times New Roman" fo:font-size="14pt"/>
    </style:style>
    <style:style style:name="P26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7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0" style:family="paragraph" style:parent-style-name="Standard" style:master-pag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31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officeooo:paragraph-rsid="0015881c" style:font-name-asian="Times New Roman1" style:font-size-asian="14pt" style:font-name-complex="Times New Roman1" style:font-size-complex="14pt"/>
    </style:style>
    <style:style style:name="P32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</style:style>
    <style:style style:name="P33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officeooo:rsid="00178156" officeooo:paragraph-rsid="00178156" style:font-name-asian="Times New Roman1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style:text-properties style:font-name="TimesNewRoman"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 style:list-style-name="WWNum2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7" style:family="paragraph" style:parent-style-name="Standard" style:list-style-name="WWNum2">
      <loext:graphic-properties draw:fill-color="#ffffff"/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8" style:family="paragraph" style:parent-style-name="Standard" style:list-style-name="WWNum1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9" style:family="paragraph" style:parent-style-name="Standard" style:list-style-name="WWNum1">
      <loext:graphic-properties draw:fill-color="#ffffff"/>
      <style:paragraph-properties fo:margin-left="1.27cm" fo:margin-right="0cm" fo:line-height="100%" fo:orphans="0" fo:widows="0" fo:text-indent="-0.635cm" style:auto-text-indent="false"/>
    </style:style>
    <style:style style:name="P40" style:family="paragraph" style:parent-style-name="Standard" style:list-style-name="WWNum2">
      <style:paragraph-properties fo:margin-left="1.27cm" fo:margin-right="0cm" fo:margin-top="0.423cm" fo:margin-bottom="0.423cm" loext:contextual-spacing="false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1" style:family="paragraph" style:parent-style-name="Standard" style:list-style-name="WWNum2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2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officeooo:paragraph-rsid="00178156" style:font-name-asian="Times New Roman1" style:font-size-asian="14pt" style:font-weight-asian="bold" style:font-name-complex="Times New Roman1" style:font-size-complex="14pt"/>
    </style:style>
    <style:style style:name="P43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4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officeooo:paragraph-rsid="00178156" style:font-name-asian="Times New Roman1" style:font-size-asian="14pt" style:font-weight-asian="normal" style:font-name-complex="Times New Roman1" style:font-size-complex="14pt" style:font-weight-complex="normal"/>
    </style:style>
    <style:style style:name="P45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officeooo:paragraph-rsid="00178156" style:font-name-asian="Times New Roman1" style:font-size-asian="14pt" style:font-weight-asian="normal" style:font-name-complex="Times New Roman1" style:font-size-complex="14pt" style:font-weight-complex="normal"/>
    </style:style>
    <style:style style:name="P47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8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officeooo:paragraph-rsid="00178156" style:font-name-asian="Times New Roman1" style:font-size-asian="14pt" style:font-name-complex="Times New Roman1" style:font-size-complex="14pt"/>
    </style:style>
    <style:style style:name="P49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fo:font-weight="bold" officeooo:paragraph-rsid="00178156" style:font-name-asian="Times New Roman1" style:font-size-asian="14pt" style:font-weight-asian="bold" style:font-name-complex="Times New Roman1" style:font-size-complex="14pt" style:font-weight-complex="bold"/>
    </style:style>
    <style:style style:name="P50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fo:font-weight="bold" officeooo:paragraph-rsid="00178156" style:font-name-asian="Times New Roman1" style:font-size-asian="14pt" style:font-weight-asian="bold" style:font-name-complex="Times New Roman1" style:font-size-complex="14pt" style:font-weight-complex="bold"/>
    </style:style>
    <style:style style:name="P51" style:family="paragraph" style:parent-style-name="Preformatted_20_Text">
      <loext:graphic-properties draw:fill="solid" draw:fill-color="#ffffff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5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5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Times New Roman" fo:font-size="14pt" fo:font-weight="bold" officeooo:paragraph-rsid="001778bb" style:font-name-asian="Times New Roman1" style:font-size-asian="14pt" style:font-weight-asian="bold" style:font-name-complex="Times New Roman1" style:font-size-complex="14pt" style:font-weight-complex="bold"/>
    </style:style>
    <style:style style:name="P54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/>
    </style:style>
    <style:style style:name="P5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56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5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15a4d7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6" style:family="text">
      <style:text-properties fo:color="#808000"/>
    </style:style>
    <style:style style:name="T7" style:family="text">
      <style:text-properties fo:color="#808000" style:font-name="DejaVu Sans Mono1"/>
    </style:style>
    <style:style style:name="T8" style:family="text">
      <style:text-properties fo:color="#808000" style:font-name="DejaVu Sans Mono1" fo:font-size="10pt" style:font-name-asian="Times New Roman1" style:font-size-asian="10pt" style:font-name-complex="Times New Roman1" style:font-size-complex="10pt"/>
    </style:style>
    <style:style style:name="T9" style:family="text">
      <style:text-properties fo:color="#808000" style:font-name="DejaVu Sans Mono1" fo:font-size="10pt" fo:font-weight="bold" style:font-name-asian="Times New Roman1" style:font-size-asian="10pt" style:font-weight-asian="bold" style:font-name-complex="Times New Roman1" style:font-size-complex="10pt"/>
    </style:style>
    <style:style style:name="T10" style:family="text">
      <style:text-properties fo:color="#808000" style:font-name="DejaVu Sans Mono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1" style:family="text">
      <style:text-properties fo:color="#808000" style:font-name="DejaVu Sans Mono1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2" style:family="text">
      <style:text-properties fo:color="#808000" style:font-name="DejaVu Sans Mono1" fo:font-weight="normal" style:font-weight-asian="normal" style:font-weight-complex="normal"/>
    </style:style>
    <style:style style:name="T13" style:family="text">
      <style:text-properties fo:color="#008000"/>
    </style:style>
    <style:style style:name="T14" style:family="text">
      <style:text-properties fo:color="#008000" style:font-name="DejaVu Sans Mono1" fo:font-size="10pt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8000" style:font-name="DejaVu Sans Mono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6" style:family="text">
      <style:text-properties fo:color="#008000" fo:font-weight="bold"/>
    </style:style>
    <style:style style:name="T17" style:family="text">
      <style:text-properties fo:color="#008000" style:font-name="DejaVu Sans Mono" fo:font-weight="bold"/>
    </style:style>
    <style:style style:name="T18" style:family="text">
      <style:text-properties fo:color="#000080" fo:font-weight="bold"/>
    </style:style>
    <style:style style:name="T19" style:family="text">
      <style:text-properties fo:color="#000080" style:font-name="DejaVu Sans Mono" fo:font-weight="bold"/>
    </style:style>
    <style:style style:name="T20" style:family="text">
      <style:text-properties fo:color="#008080"/>
    </style:style>
    <style:style style:name="T21" style:family="text">
      <style:text-properties fo:color="#008080" style:font-name="DejaVu Sans Mono"/>
    </style:style>
    <style:style style:name="T22" style:family="text">
      <style:text-properties fo:color="#008080" style:font-name="DejaVu Sans Mono" fo:font-weight="bold"/>
    </style:style>
    <style:style style:name="T23" style:family="text">
      <style:text-properties fo:color="#008080" fo:font-weight="bold"/>
    </style:style>
    <style:style style:name="T24" style:family="text">
      <style:text-properties fo:color="#371f80"/>
    </style:style>
    <style:style style:name="T25" style:family="text">
      <style:text-properties fo:color="#371f80" style:font-name="DejaVu Sans Mono"/>
    </style:style>
    <style:style style:name="T26" style:family="text">
      <style:text-properties fo:color="#0000ff"/>
    </style:style>
    <style:style style:name="T27" style:family="text">
      <style:text-properties fo:color="#0000ff" style:font-name="DejaVu Sans Mono"/>
    </style:style>
    <style:style style:name="T28" style:family="text">
      <style:text-properties fo:color="#660e7a"/>
    </style:style>
    <style:style style:name="T29" style:family="text">
      <style:text-properties fo:color="#660e7a" style:font-name="DejaVu Sans Mono"/>
    </style:style>
    <style:style style:name="T30" style:family="text">
      <style:text-properties officeooo:rsid="0015881c"/>
    </style:style>
    <style:style style:name="T31" style:family="text">
      <style:text-properties officeooo:rsid="0015a4d7"/>
    </style:style>
    <style:style style:name="T32" style:family="text">
      <style:text-properties style:font-name="DejaVu Sans Mono"/>
    </style:style>
    <style:style style:name="T33" style:family="text">
      <style:text-properties fo:color="#808080"/>
    </style:style>
    <style:style style:name="T34" style:family="text">
      <style:text-properties fo:color="#808080" style:font-name="DejaVu Sans Mono" fo:font-style="italic"/>
    </style:style>
    <style:style style:name="T35" style:family="text">
      <style:text-properties fo:color="#1f542e" style:font-name="DejaVu Sans Mono" fo:font-weight="bold"/>
    </style:style>
    <style:style style:name="T36" style:family="text">
      <style:text-properties style:font-name="DejaVu Sans Mono1"/>
    </style:style>
    <style:style style:name="T37" style:family="text">
      <style:text-properties style:font-name="DejaVu Sans Mono1" fo:font-size="10pt" style:font-name-asian="Times New Roman1" style:font-size-asian="10pt" style:font-name-complex="Times New Roman1" style:font-size-complex="10pt"/>
    </style:style>
    <style:style style:name="T38" style:family="text">
      <style:text-properties style:font-name-asian="Times New Roman1" style:font-size-asian="14pt" style:font-name-complex="Times New Roman1" style:font-size-complex="14pt"/>
    </style:style>
    <style:style style:name="T39" style:family="text">
      <style:text-properties officeooo:rsid="0015881c" style:font-name-asian="Times New Roman1" style:font-size-asian="14pt" style:font-name-complex="Times New Roman1" style:font-size-complex="14pt"/>
    </style:style>
    <style:style style:name="T40" style:family="text">
      <style:text-properties officeooo:rsid="0015a4d7" style:font-name-asian="Times New Roman1" style:font-size-asian="14pt" style:font-name-complex="Times New Roman1" style:font-size-complex="14pt"/>
    </style:style>
    <style:style style:name="T41" style:family="text">
      <style:text-properties officeooo:rsid="00178156" style:font-name-asian="Times New Roman1" style:font-size-asian="14pt" style:font-name-complex="Times New Roman1" style:font-size-complex="14pt"/>
    </style:style>
    <style:style style:name="T42" style:family="text">
      <style:text-properties officeooo:rsid="001781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Московский авиационный институт</text:p>
      <text:p text:style-name="P6">(Национальный исследовательский университет)</text:p>
      <text:p text:style-name="P1"/>
      <text:p text:style-name="P1">Факультет: «Информационные технологии и прикладная математика» </text:p>
      <text:p text:style-name="P1">Кафедра: 806 «Вычислительная математика и <text:s/>программирование» </text:p>
      <text:p text:style-name="P1">Дисциплина: «Объектно-ориентированное программирование» <text:s text:c="2"/></text:p>
      <text:p text:style-name="P5"><text:s/></text:p>
      <text:p text:style-name="P5"><text:s/></text:p>
      <text:p text:style-name="P5"><text:s/></text:p>
      <text:p text:style-name="P5"><text:s/></text:p>
      <text:p text:style-name="P7">Лабораторная работа № <text:span text:style-name="T30">2</text:span></text:p>
      <text:p text:style-name="P8">Тема: <text:span text:style-name="T30">Операторы, литералы</text:span></text:p>
      <text:p text:style-name="P5"/>
      <text:p text:style-name="P9"><text:s/></text:p>
      <text:p text:style-name="P9"><text:s/></text:p>
      <text:p text:style-name="P5"><text:s/></text:p>
      <text:p text:style-name="P11"><text:tab/><text:tab/><text:tab/><text:tab/><text:tab/><text:tab/><text:tab/>Студент: Семенов Илья</text:p>
      <text:p text:style-name="P11"><text:tab/><text:tab/><text:tab/><text:tab/><text:tab/><text:tab/><text:tab/>Преподаватель: Журавлев А.А.</text:p>
      <text:p text:style-name="P11"><text:tab/><text:tab/><text:tab/><text:tab/><text:tab/><text:tab/><text:tab/>Дата:</text:p>
      <text:p text:style-name="P11"><text:tab/><text:tab/><text:tab/><text:tab/><text:tab/><text:tab/><text:tab/>Оценка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Москва, 2019</text:p>
      <text:p text:style-name="P12"/>
      <text:list xml:id="list2248819735" text:style-name="WWNum2">
        <text:list-item>
          <text:p text:style-name="P36">Постановка задачи</text:p>
        </text:list-item>
      </text:list>
      <text:p text:style-name="P18">Создать класс Bottle для работы с емкостями. Класс должен состоять из двух вещественных чисел: а – объем емкости в литрах и b – процент наполнения емкости (0 – пустая, 1 – полная). Реализовать операции сложения и вычитания<text:span text:style-name="T30">(с помощью перегрузки операторов)</text:span>, а также сравнения объектов класс бутылка. При сложении должен складываться фактический объем заполнения бутылок. <text:span text:style-name="T30">Реализовать пользовательский литерал для работы с объектами класса.</text:span></text:p>
      <text:p text:style-name="P2"/>
      <text:list xml:id="list150221252077479" text:continue-numbering="true" text:style-name="WWNum2">
        <text:list-item>
          <text:p text:style-name="P36">Репозиторий github</text:p>
        </text:list-item>
      </text:list>
      <text:p text:style-name="P13"><text:span text:style-name="T3"><text:tab/></text:span><text:a xlink:type="simple" xlink:href="https://github.com/devepodete/oop_exercise_01/" text:style-name="ListLabel_20_103" text:visited-style-name="ListLabel_20_103"><text:span text:style-name="ListLabel_20_19"><text:span text:style-name="T4">https://github.com/ilya89099/oop_exercise_01/</text:span></text:span></text:a></text:p>
      <text:p text:style-name="P14"/>
      <text:list xml:id="list150220501625878" text:continue-numbering="true" text:style-name="WWNum2">
        <text:list-item>
          <text:p text:style-name="P37">Описание программы </text:p>
        </text:list-item>
      </text:list>
      <text:p text:style-name="P25"><text:span text:style-name="T38">Реализован класс Bottle, в котором хранятся две переменные, отображающие объем и процент заполнения. Написаны Get функции для получения общего объема, процента заполнения и фактического объема каждой бутылки(GetVolume(), GetFillPercent(), GetFilledVolume()). </text:span><text:span text:style-name="T39">Перегружены операторы сравнения (&lt;,&gt;,==)</text:span><text:span text:style-name="T41">,</text:span><text:span text:style-name="T39"> операторы суммы и разности(возвращающие число) </text:span><text:span text:style-name="T41">и операторы ввода и вывода в поток</text:span><text:span text:style-name="T38">. </text:span><text:span text:style-name="T40">Создан пользовательский литерал с сигнатурой operator_bottle(const char* str, size_t). Работу литерала неудобно демонстрировать на тестовых примерах, поэтому в начале функции main проверяется работа пользовательского литерала.</text:span></text:p>
      <text:p text:style-name="P18"/>
      <text:p text:style-name="P19">Для удобства пользования создано меню с <text:span text:style-name="T42">четырьмя</text:span> командами: </text:p>
      <text:p text:style-name="P19"/>
      <text:list xml:id="list3861582783" text:style-name="WWNum3">
        <text:list-item>
          <text:p text:style-name="P31">create SIZE FILL_PERCENT – создает новую бутылку и выводит на экране ее идентификатор.</text:p>
        </text:list-item>
        <text:list-item>
          <text:p text:style-name="P32"><text:span text:style-name="T3">compare </text:span><text:bookmark-start text:name="__DdeLink__2290_594117007"/><text:span text:style-name="T3">OPERATION ID1 ID2</text:span><text:bookmark-end text:name="__DdeLink__2290_594117007"/><text:span text:style-name="T3"> – принимает операцию сравнения в виде символа(</text:span><text:span text:style-name="T5">=, &lt;, &gt;), а также два уникальных идентификатора, выведенных в результате работы команды create. Команда выводит true или false как результат сравнения</text:span></text:p>
        </text:list-item>
        <text:list-item>
          <text:p text:style-name="P33">operation OPERATION ID1 ID2 – принимает операцию в формате символа(+,-), два уникальных идентификатора, выведенных командой create. Производит сложение/вычитание соответствующих фактических объемов жидкости в бутылках.</text:p>
        </text:list-item>
        <text:list-item>
          <text:p text:style-name="P34">print ID – принимает номер бутылки и выводит ее в поток</text:p>
        </text:list-item>
      </text:list>
      <text:list xml:id="list150220207469408" text:continue-list="list150220501625878" text:style-name="WWNum2">
        <text:list-item>
          <text:p text:style-name="P41">Набор testcases</text:p>
        </text:list-item>
      </text:list>
      <text:p text:style-name="P20"><text:span text:style-name="T3">Тестовые файлы:</text:span><text:span text:style-name="T1"> test_01.test</text:span><text:span text:style-name="T3">, </text:span><text:span text:style-name="T1">test_02.test, test_03.test, </text:span><text:span text:style-name="T2">test_04.test</text:span></text:p>
      <text:p text:style-name="P26"><text:soft-page-break/>test_01.test:</text:p>
      <text:p text:style-name="P21">create 20 0.5</text:p>
      <text:p text:style-name="P21">create 10 1</text:p>
      <text:p text:style-name="P21">create -5 0.2</text:p>
      <text:p text:style-name="P21">create 10 2</text:p>
      <text:p text:style-name="P21">create 15 0.3</text:p>
      <text:p text:style-name="P21">Проверка правильности конструируемых объектов и корректности обработки ошибок.</text:p>
      <text:p text:style-name="P17">Результат работы программы</text:p>
      <text:p text:style-name="P23">You created bottle number 1</text:p>
      <text:p text:style-name="P23">Volume:20, Fill percent:0.5, Filled volume:10</text:p>
      <text:p text:style-name="P23">You created bottle number 2</text:p>
      <text:p text:style-name="P23">Volume:10, Fill percent:1, Filled volume:10</text:p>
      <text:p text:style-name="P23">Incorrect parameters</text:p>
      <text:p text:style-name="P23">Incorrect parameters</text:p>
      <text:p text:style-name="P23">You created bottle number 3</text:p>
      <text:p text:style-name="P23">Volume:15, Fill percent:0.3, Filled volume:4.5</text:p>
      <text:p text:style-name="P26">test_02.txt:</text:p>
      <text:p text:style-name="P27">create 20 0.5</text:p>
      <text:p text:style-name="P27">create 10 0.5</text:p>
      <text:p text:style-name="P27">create 20 0.25</text:p>
      <text:p text:style-name="P27">compare = 1 2</text:p>
      <text:p text:style-name="P27">compare = 2 1</text:p>
      <text:p text:style-name="P27">compare = 3 2</text:p>
      <text:p text:style-name="P27">compare = 2 3</text:p>
      <text:p text:style-name="P27"><text:soft-page-break/>compare &gt; 1 2</text:p>
      <text:p text:style-name="P27">compare &gt; 2 1</text:p>
      <text:p text:style-name="P27">compare &lt; 1 2</text:p>
      <text:p text:style-name="P27">compare &lt; 2 1</text:p>
      <text:p text:style-name="P27">compare a 2 1</text:p>
      <text:p text:style-name="P27">compare &gt;= 2 1</text:p>
      <text:p text:style-name="P21">Проверка корректности работы операций сравнения для класса Bottle.</text:p>
      <text:p text:style-name="P17">Результат работы программы</text:p>
      <text:p text:style-name="P24">You created bottle number 1</text:p>
      <text:p text:style-name="P24">Volume:20, Fill percent:0.5, Filled volume:10</text:p>
      <text:p text:style-name="P24">You created bottle number 2</text:p>
      <text:p text:style-name="P24">Volume:10, Fill percent:0.5, Filled volume:5</text:p>
      <text:p text:style-name="P24">You created bottle number 3</text:p>
      <text:p text:style-name="P24">Volume:20, Fill percent:0.25, Filled volume:5</text:p>
      <text:p text:style-name="P24">1 2 = false</text:p>
      <text:p text:style-name="P24">2 1 = false</text:p>
      <text:p text:style-name="P24">3 2 = true</text:p>
      <text:p text:style-name="P24">2 3 = true</text:p>
      <text:p text:style-name="P24">1 2 &gt; true</text:p>
      <text:p text:style-name="P24">2 1 &gt; false</text:p>
      <text:p text:style-name="P24">1 2 &lt; false</text:p>
      <text:p text:style-name="P24">2 1 &lt; true</text:p>
      <text:p text:style-name="P24">Incorrect parameters</text:p>
      <text:p text:style-name="P24">Incorrect parameters</text:p>
      <text:p text:style-name="P26"><text:soft-page-break/>test_03txt:</text:p>
      <text:p text:style-name="P27">create 20 0.5</text:p>
      <text:p text:style-name="P27">create 10 0.5</text:p>
      <text:p text:style-name="P27">create 7 0.2</text:p>
      <text:p text:style-name="P27">operation + 1 2</text:p>
      <text:p text:style-name="P27">operation + 2 1</text:p>
      <text:p text:style-name="P27">operation - 1 2</text:p>
      <text:p text:style-name="P27">operation - 2 1</text:p>
      <text:p text:style-name="P27">operation - 3 2</text:p>
      <text:p text:style-name="P27">operation - 2 3</text:p>
      <text:p text:style-name="P21">Проверка корректности работы операций сложения и вычитания для класса Bottle.</text:p>
      <text:p text:style-name="P17">Результат работы программы</text:p>
      <text:p text:style-name="P24">You created bottle number 1</text:p>
      <text:p text:style-name="P24">Volume:20, Fill percent:0.5, Filled volume:10</text:p>
      <text:p text:style-name="P24">You created bottle number 2</text:p>
      <text:p text:style-name="P24">Volume:10, Fill percent:0.5, Filled volume:5</text:p>
      <text:p text:style-name="P24">You created bottle number 3</text:p>
      <text:p text:style-name="P24">Volume:7, Fill percent:0.2, Filled volume:1.4</text:p>
      <text:p text:style-name="P24">1 2 + 15</text:p>
      <text:p text:style-name="P24">2 1 + 15</text:p>
      <text:p text:style-name="P24">1 2 - 5</text:p>
      <text:p text:style-name="P24">2 1 - -5</text:p>
      <text:p text:style-name="P24">3 2 - -3.6</text:p>
      <text:p text:style-name="P24">2 3 - 3.6</text:p>
      <text:p text:style-name="P42"><text:soft-page-break/>test_0<text:span text:style-name="T42">4</text:span>txt:</text:p>
      <text:p text:style-name="P46">create 10 0.5</text:p>
      <text:p text:style-name="P46">create 20 0.3</text:p>
      <text:p text:style-name="P46">print 0</text:p>
      <text:p text:style-name="P46">print 1</text:p>
      <text:p text:style-name="P46">print 2</text:p>
      <text:p text:style-name="P48">Проверка корректности <text:span text:style-name="T42">вывода в поток</text:span>.</text:p>
      <text:p text:style-name="P49">Результат работы программы</text:p>
      <text:p text:style-name="P44">You created bottle number 1</text:p>
      <text:p text:style-name="P44">Volume:10, Fill percent:0.5, Filled volume:5</text:p>
      <text:p text:style-name="P44">You created bottle number 2</text:p>
      <text:p text:style-name="P44">Volume:20, Fill percent:0.3, Filled volume:6</text:p>
      <text:p text:style-name="P44">Bottle number 1: Volume:10, Fill percent:0.5, Filled volume:5</text:p>
      <text:p text:style-name="P44">Bottle number 2: Volume:20, Fill percent:0.3, Filled volume:6</text:p>
      <text:p text:style-name="P44">Incorrect parameters</text:p>
      <text:p text:style-name="P20"/>
      <text:list xml:id="list150220366259221" text:continue-numbering="true" text:style-name="WWNum2">
        <text:list-item>
          <text:p text:style-name="P40">Результаты выполнения тестов</text:p>
        </text:list-item>
      </text:list>
      <text:p text:style-name="P21">Все тесты успешно пройдены, программа выдаёт верные результаты.</text:p>
      <text:p text:style-name="P3"/>
      <text:list xml:id="list150219877956479" text:continue-numbering="true" text:style-name="WWNum2">
        <text:list-item>
          <text:p text:style-name="P37">Листинг программы</text:p>
        </text:list-item>
      </text:list>
      <text:p text:style-name="P15"/>
      <text:p text:style-name="P50">main.cpp</text:p>
      <text:p text:style-name="P50"/>
      <text:p text:style-name="P54"><text:span text:style-name="T11">#include</text:span><text:span text:style-name="T9"> </text:span><text:span text:style-name="T14">&lt;iostream&gt;</text:span></text:p>
      <text:p text:style-name="P28"><text:span text:style-name="T6">#include </text:span><text:span text:style-name="T16">&lt;vector&gt;</text:span></text:p>
      <text:p text:style-name="P28"><text:span text:style-name="T6">#include </text:span><text:span text:style-name="T16">&lt;string&gt;</text:span></text:p>
      <text:p text:style-name="P28"><text:span text:style-name="T6">#include </text:span><text:span text:style-name="T16">&lt;cassert&gt;</text:span></text:p>
      <text:p text:style-name="P28"><text:span text:style-name="T6">#include </text:span><text:span text:style-name="T16">&lt;cmath&gt;</text:span></text:p>
      <text:p text:style-name="P28"><text:span text:style-name="T6">#include </text:span><text:span text:style-name="T16">&lt;limits&gt;</text:span></text:p>
      <text:p text:style-name="P28"><text:span text:style-name="T6">#include </text:span><text:span text:style-name="T16">"bottle.h"</text:span></text:p>
      <text:p text:style-name="P28"><text:span text:style-name="T18">int </text:span>main() {</text:p>
      <text:p text:style-name="P29"><text:soft-page-break/><text:s text:c="4"/><text:span text:style-name="T32">std::vector&lt;Bottle&gt; bottles;</text:span></text:p>
      <text:p text:style-name="P29"><text:s text:c="5"/><text:span text:style-name="T32">std::string command;</text:span></text:p>
      <text:p text:style-name="P29"><text:s text:c="4"/><text:span text:style-name="T34">// я не знаю, как тут продемонстрировать пользовательский литерал, пусть будет что то такое</text:span></text:p>
      <text:p text:style-name="P29"><text:span text:style-name="T33"><text:s text:c="4"/></text:span><text:span text:style-name="T32">Bottle literal_constructed = </text:span><text:span text:style-name="T17">"22.5,0.56"</text:span><text:span text:style-name="T32">_bottle;</text:span></text:p>
      <text:p text:style-name="P29"><text:s text:c="4"/><text:span text:style-name="T35">assert</text:span><text:span text:style-name="T32">(std::abs(literal_constructed.GetVolume() - </text:span><text:span text:style-name="T27">22.5</text:span><text:span text:style-name="T32">) &lt; <text:s/>std::numeric_limits&lt;</text:span><text:span text:style-name="T19">double</text:span><text:span text:style-name="T32">&gt;::epsilon());</text:span></text:p>
      <text:p text:style-name="P29"><text:s text:c="4"/><text:span text:style-name="T35">assert</text:span><text:span text:style-name="T32">(std::abs(literal_constructed.GetFillPercent() - </text:span><text:span text:style-name="T27">0.56</text:span><text:span text:style-name="T32">) &lt; std::numeric_limits&lt;</text:span><text:span text:style-name="T19">double</text:span><text:span text:style-name="T32">&gt;::epsilon());</text:span></text:p>
      <text:p text:style-name="P29"><text:s text:c="4"/><text:span text:style-name="T19">while </text:span><text:span text:style-name="T32">(std::cin &gt;&gt; command) {</text:span></text:p>
      <text:p text:style-name="P29"><text:s text:c="8"/><text:span text:style-name="T19">if </text:span><text:span text:style-name="T32">(command == </text:span><text:span text:style-name="T17">"create"</text:span><text:span text:style-name="T32">) {</text:span></text:p>
      <text:p text:style-name="P29"><text:s text:c="12"/><text:span text:style-name="T32">Bottle b;</text:span></text:p>
      <text:p text:style-name="P29"><text:s text:c="12"/><text:span text:style-name="T19">try </text:span><text:span text:style-name="T32">{</text:span></text:p>
      <text:p text:style-name="P29"><text:s text:c="16"/><text:span text:style-name="T32">std::cin &gt;&gt; b;</text:span></text:p>
      <text:p text:style-name="P29"><text:s text:c="12"/><text:span text:style-name="T32">} </text:span><text:span text:style-name="T19">catch </text:span><text:span text:style-name="T32">(...) {</text:span></text:p>
      <text:p text:style-name="P29"><text:s text:c="16"/><text:span text:style-name="T32">std::cout &lt;&lt; </text:span><text:span text:style-name="T17">"Incorrect parameters" </text:span><text:span text:style-name="T32">&lt;&lt; </text:span><text:span text:style-name="T17">"</text:span><text:span text:style-name="T19">\n</text:span><text:span text:style-name="T17">"</text:span><text:span text:style-name="T32">;</text:span></text:p>
      <text:p text:style-name="P29"><text:s text:c="16"/><text:span text:style-name="T19">continue</text:span><text:span text:style-name="T32">;</text:span></text:p>
      <text:p text:style-name="P29"><text:s text:c="12"/><text:span text:style-name="T32">}</text:span></text:p>
      <text:p text:style-name="P29"><text:s text:c="12"/><text:span text:style-name="T32">bottles.push_back(b);</text:span></text:p>
      <text:p text:style-name="P29"><text:s text:c="12"/><text:span text:style-name="T32">std::cout <text:s text:c="2"/>&lt;&lt; </text:span><text:span text:style-name="T17">"You created bottle number " </text:span><text:span text:style-name="T32">&lt;&lt; bottles.size() &lt;&lt; </text:span><text:span text:style-name="T17">"</text:span><text:span text:style-name="T19">\n</text:span><text:span text:style-name="T17">"</text:span></text:p>
      <text:p text:style-name="P29"><text:span text:style-name="T13"><text:s text:c="24"/></text:span><text:span text:style-name="T32">&lt;&lt; bottles.back() &lt;&lt; </text:span><text:span text:style-name="T17">"</text:span><text:span text:style-name="T19">\n</text:span><text:span text:style-name="T17">"</text:span><text:span text:style-name="T32">;</text:span></text:p>
      <text:p text:style-name="P29"><text:s text:c="8"/><text:span text:style-name="T32">} </text:span><text:span text:style-name="T19">else if </text:span><text:span text:style-name="T32">(command == </text:span><text:span text:style-name="T17">"compare"</text:span><text:span text:style-name="T32">) {</text:span></text:p>
      <text:p text:style-name="P29"><text:s text:c="12"/><text:span text:style-name="T32">std::string compare_string;</text:span></text:p>
      <text:p text:style-name="P29"><text:s text:c="12"/><text:span text:style-name="T19">int </text:span><text:span text:style-name="T32">lhs, rhs;</text:span></text:p>
      <text:p text:style-name="P29"><text:s text:c="12"/><text:span text:style-name="T32">std::cin &gt;&gt; compare_string &gt;&gt; lhs &gt;&gt; rhs;</text:span></text:p>
      <text:p text:style-name="P29"><text:s text:c="12"/><text:span text:style-name="T19">if </text:span><text:span text:style-name="T32">( lhs &lt;= </text:span><text:span text:style-name="T27">0 </text:span><text:span text:style-name="T32">|| lhs &gt; bottles.size() || rhs &lt;= </text:span><text:span text:style-name="T27">0 </text:span><text:span text:style-name="T32">|| rhs &gt; bottles.size() || compare_string.size() != </text:span><text:span text:style-name="T27">1</text:span></text:p>
      <text:p text:style-name="P29"><text:span text:style-name="T26"><text:s text:c="20"/></text:span><text:span text:style-name="T32">|| (compare_string[</text:span><text:span text:style-name="T27">0</text:span><text:span text:style-name="T32">] != </text:span><text:span text:style-name="T17">'=' </text:span><text:span text:style-name="T32">&amp;&amp; compare_string[</text:span><text:span text:style-name="T27">0</text:span><text:span text:style-name="T32">] != </text:span><text:span text:style-name="T17">'&gt;' </text:span><text:span text:style-name="T32">&amp;&amp; compare_string[</text:span><text:span text:style-name="T27">0</text:span><text:span text:style-name="T32">] != </text:span><text:span text:style-name="T17">'&lt;'</text:span><text:span text:style-name="T32">)) {</text:span></text:p>
      <text:p text:style-name="P29"><text:s text:c="16"/><text:span text:style-name="T32">std::cout &lt;&lt; </text:span><text:span text:style-name="T17">"Incorrect parameters" </text:span><text:span text:style-name="T32">&lt;&lt; </text:span><text:span text:style-name="T17">"</text:span><text:span text:style-name="T19">\n</text:span><text:span text:style-name="T17">"</text:span><text:span text:style-name="T32">;</text:span></text:p>
      <text:p text:style-name="P29"><text:s text:c="16"/><text:span text:style-name="T19">continue</text:span><text:span text:style-name="T32">;</text:span></text:p>
      <text:p text:style-name="P29"><text:s text:c="12"/><text:span text:style-name="T32">}</text:span></text:p>
      <text:p text:style-name="P29"><text:s text:c="12"/><text:span text:style-name="T19">char </text:span><text:span text:style-name="T32">compare = compare_string[</text:span><text:span text:style-name="T27">0</text:span><text:span text:style-name="T32">];</text:span></text:p>
      <text:p text:style-name="P29"><text:s text:c="12"/><text:span text:style-name="T32">std::cout &lt;&lt; lhs &lt;&lt; </text:span><text:span text:style-name="T17">" " </text:span><text:span text:style-name="T32">&lt;&lt; rhs &lt;&lt; </text:span><text:span text:style-name="T17">" " </text:span><text:span text:style-name="T32">&lt;&lt; compare &lt;&lt; </text:span><text:span text:style-name="T17">" "</text:span><text:span text:style-name="T32">;</text:span></text:p>
      <text:p text:style-name="P29"><text:s text:c="12"/><text:span text:style-name="T32">lhs--;</text:span></text:p>
      <text:p text:style-name="P29"><text:s text:c="12"/><text:span text:style-name="T32">rhs--;</text:span></text:p>
      <text:p text:style-name="P29"><text:s text:c="12"/><text:span text:style-name="T19">if </text:span><text:span text:style-name="T32">(compare == </text:span><text:span text:style-name="T17">'&lt;'</text:span><text:span text:style-name="T32">) {</text:span></text:p>
      <text:p text:style-name="P29"><text:s text:c="16"/><text:span text:style-name="T32">std::cout &lt;&lt; std::boolalpha &lt;&lt; (bottles[lhs] &lt; bottles[rhs]) &lt;&lt; </text:span><text:span text:style-name="T17">"</text:span><text:span text:style-name="T19">\n</text:span><text:span text:style-name="T17">"</text:span><text:span text:style-name="T32">;</text:span></text:p>
      <text:p text:style-name="P29"><text:s text:c="12"/><text:span text:style-name="T32">} </text:span><text:span text:style-name="T19">else if </text:span><text:span text:style-name="T32">(compare == </text:span><text:span text:style-name="T17">'='</text:span><text:span text:style-name="T32">) {</text:span></text:p>
      <text:p text:style-name="P29"><text:s text:c="16"/><text:span text:style-name="T32">std::cout &lt;&lt; std::boolalpha &lt;&lt; (bottles[lhs] == bottles[rhs]) &lt;&lt; </text:span><text:span text:style-name="T17">"</text:span><text:span text:style-name="T19">\n</text:span><text:span text:style-name="T17">"</text:span><text:span text:style-name="T32">;</text:span></text:p>
      <text:p text:style-name="P29"><text:s text:c="12"/><text:span text:style-name="T32">} </text:span><text:span text:style-name="T19">else if </text:span><text:span text:style-name="T32">(compare == </text:span><text:span text:style-name="T17">'&gt;'</text:span><text:span text:style-name="T32">) {</text:span></text:p>
      <text:p text:style-name="P29"><text:s text:c="16"/><text:span text:style-name="T32">std::cout &lt;&lt; std::boolalpha &lt;&lt; (bottles[lhs] &gt; bottles[rhs]) &lt;&lt; </text:span><text:span text:style-name="T17">"</text:span><text:span text:style-name="T19">\n</text:span><text:span text:style-name="T17">"</text:span><text:span text:style-name="T32">;</text:span></text:p>
      <text:p text:style-name="P29"><text:s text:c="12"/><text:span text:style-name="T32">}</text:span></text:p>
      <text:p text:style-name="P29"><text:s text:c="8"/><text:span text:style-name="T32">} </text:span><text:span text:style-name="T19">else if </text:span><text:span text:style-name="T32">(command == </text:span><text:span text:style-name="T17">"operation"</text:span><text:span text:style-name="T32">) {</text:span></text:p>
      <text:p text:style-name="P29"><text:s text:c="12"/><text:span text:style-name="T32">std::string operation_string;</text:span></text:p>
      <text:p text:style-name="P29"><text:s text:c="12"/><text:span text:style-name="T19">int </text:span><text:span text:style-name="T32">lhs, rhs;</text:span></text:p>
      <text:p text:style-name="P29"><text:s text:c="12"/><text:span text:style-name="T32">std::cin &gt;&gt; operation_string &gt;&gt; lhs &gt;&gt; rhs;</text:span></text:p>
      <text:p text:style-name="P29"><text:s text:c="12"/><text:span text:style-name="T19">if </text:span><text:span text:style-name="T32">( lhs &lt;= </text:span><text:span text:style-name="T27">0 </text:span><text:span text:style-name="T32">|| lhs &gt; bottles.size() || rhs &lt;= </text:span><text:span text:style-name="T27">0 </text:span><text:span text:style-name="T32">|| rhs &gt; </text:span><text:soft-page-break/><text:span text:style-name="T32">bottles.size() || operation_string.size() != </text:span><text:span text:style-name="T27">1</text:span></text:p>
      <text:p text:style-name="P29"><text:span text:style-name="T26"><text:s text:c="20"/></text:span><text:span text:style-name="T32">|| (operation_string[</text:span><text:span text:style-name="T27">0</text:span><text:span text:style-name="T32">] != </text:span><text:span text:style-name="T17">'-' </text:span><text:span text:style-name="T32">&amp;&amp; operation_string[</text:span><text:span text:style-name="T27">0</text:span><text:span text:style-name="T32">] != </text:span><text:span text:style-name="T17">'+'</text:span><text:span text:style-name="T32">)) {</text:span></text:p>
      <text:p text:style-name="P29"><text:s text:c="16"/><text:span text:style-name="T32">std::cout &lt;&lt; </text:span><text:span text:style-name="T17">"Incorrect parameters" </text:span><text:span text:style-name="T32">&lt;&lt; </text:span><text:span text:style-name="T17">"</text:span><text:span text:style-name="T19">\n</text:span><text:span text:style-name="T17">"</text:span><text:span text:style-name="T32">;</text:span></text:p>
      <text:p text:style-name="P29"><text:s text:c="16"/><text:span text:style-name="T19">continue</text:span><text:span text:style-name="T32">;</text:span></text:p>
      <text:p text:style-name="P29"><text:s text:c="12"/><text:span text:style-name="T32">}</text:span></text:p>
      <text:p text:style-name="P29"><text:s text:c="12"/><text:span text:style-name="T19">char </text:span><text:span text:style-name="T32">operation = operation_string[</text:span><text:span text:style-name="T27">0</text:span><text:span text:style-name="T32">];</text:span></text:p>
      <text:p text:style-name="P29"><text:s text:c="12"/><text:span text:style-name="T32">std::cout &lt;&lt; lhs &lt;&lt; </text:span><text:span text:style-name="T17">" " </text:span><text:span text:style-name="T32">&lt;&lt; rhs &lt;&lt; </text:span><text:span text:style-name="T17">" " </text:span><text:span text:style-name="T32">&lt;&lt; operation &lt;&lt; </text:span><text:span text:style-name="T17">" "</text:span><text:span text:style-name="T32">;</text:span></text:p>
      <text:p text:style-name="P29"><text:s text:c="12"/><text:span text:style-name="T32">rhs--;</text:span></text:p>
      <text:p text:style-name="P29"><text:s text:c="12"/><text:span text:style-name="T32">lhs--;</text:span></text:p>
      <text:p text:style-name="P29"><text:s text:c="12"/><text:span text:style-name="T19">if </text:span><text:span text:style-name="T32">(operation == </text:span><text:span text:style-name="T17">'+'</text:span><text:span text:style-name="T32">) {</text:span></text:p>
      <text:p text:style-name="P29"><text:s text:c="16"/><text:span text:style-name="T32">std::cout &lt;&lt; bottles[lhs] + bottles[rhs] &lt;&lt; </text:span><text:span text:style-name="T17">"</text:span><text:span text:style-name="T19">\n</text:span><text:span text:style-name="T17">"</text:span><text:span text:style-name="T32">;</text:span></text:p>
      <text:p text:style-name="P29"><text:s text:c="12"/><text:span text:style-name="T32">} </text:span><text:span text:style-name="T19">else if </text:span><text:span text:style-name="T32">(operation == </text:span><text:span text:style-name="T17">'-'</text:span><text:span text:style-name="T32">) {</text:span></text:p>
      <text:p text:style-name="P29"><text:s text:c="16"/><text:span text:style-name="T32">std::cout &lt;&lt; bottles[lhs] - bottles[rhs] &lt;&lt; </text:span><text:span text:style-name="T17">"</text:span><text:span text:style-name="T19">\n</text:span><text:span text:style-name="T17">"</text:span><text:span text:style-name="T32">;</text:span></text:p>
      <text:p text:style-name="P29"><text:s text:c="12"/><text:span text:style-name="T32">}</text:span></text:p>
      <text:p text:style-name="P29"><text:s text:c="8"/><text:span text:style-name="T32">} </text:span><text:span text:style-name="T19">else if </text:span><text:span text:style-name="T32">(command == </text:span><text:span text:style-name="T17">"print"</text:span><text:span text:style-name="T32">) {</text:span></text:p>
      <text:p text:style-name="P29"><text:s text:c="12"/><text:span text:style-name="T19">int </text:span><text:span text:style-name="T32">lhs;</text:span></text:p>
      <text:p text:style-name="P29"><text:s text:c="12"/><text:span text:style-name="T32">lhs --;</text:span></text:p>
      <text:p text:style-name="P29"><text:s text:c="12"/><text:span text:style-name="T32">std::cin &gt;&gt; lhs;</text:span></text:p>
      <text:p text:style-name="P29"><text:s text:c="12"/><text:span text:style-name="T19">if </text:span><text:span text:style-name="T32">(lhs &lt; </text:span><text:span text:style-name="T27">0 </text:span><text:span text:style-name="T32">|| lhs &gt;= bottles.size()) {</text:span></text:p>
      <text:p text:style-name="P29"><text:s text:c="16"/><text:span text:style-name="T32">std::cout &lt;&lt; </text:span><text:span text:style-name="T17">"Incorrect parameters" </text:span><text:span text:style-name="T32">&lt;&lt; </text:span><text:span text:style-name="T17">"</text:span><text:span text:style-name="T19">\n</text:span><text:span text:style-name="T17">"</text:span><text:span text:style-name="T32">;</text:span></text:p>
      <text:p text:style-name="P29"><text:s text:c="16"/><text:span text:style-name="T19">continue</text:span><text:span text:style-name="T32">;</text:span></text:p>
      <text:p text:style-name="P29"><text:s text:c="12"/><text:span text:style-name="T32">}</text:span></text:p>
      <text:p text:style-name="P29"><text:s text:c="12"/><text:span text:style-name="T32">std::cout &lt;&lt; </text:span><text:span text:style-name="T17">"Bottle number " </text:span><text:span text:style-name="T32">&lt;&lt; lhs + </text:span><text:span text:style-name="T27">1 </text:span><text:span text:style-name="T32">&lt;&lt; </text:span><text:span text:style-name="T17">": " </text:span><text:span text:style-name="T32">&lt;&lt; bottles[lhs] &lt;&lt; </text:span><text:span text:style-name="T17">"</text:span><text:span text:style-name="T19">\n</text:span><text:span text:style-name="T17">"</text:span><text:span text:style-name="T32">;</text:span></text:p>
      <text:p text:style-name="P29"><text:s text:c="8"/><text:span text:style-name="T32">} </text:span><text:span text:style-name="T19">else if </text:span><text:span text:style-name="T32">(command == </text:span><text:span text:style-name="T17">"exit"</text:span><text:span text:style-name="T32">) {</text:span></text:p>
      <text:p text:style-name="P29"><text:s text:c="12"/><text:span text:style-name="T19">break</text:span><text:span text:style-name="T32">;</text:span></text:p>
      <text:p text:style-name="P29"><text:s text:c="8"/><text:span text:style-name="T32">} </text:span><text:span text:style-name="T19">else </text:span><text:span text:style-name="T32">{</text:span></text:p>
      <text:p text:style-name="P29"><text:s text:c="12"/><text:span text:style-name="T32">std::cin.ignore(</text:span><text:span text:style-name="T27">32767</text:span><text:span text:style-name="T32">,</text:span><text:span text:style-name="T17">'</text:span><text:span text:style-name="T19">\n</text:span><text:span text:style-name="T17">'</text:span><text:span text:style-name="T32">);</text:span></text:p>
      <text:p text:style-name="P29"><text:s text:c="12"/><text:span text:style-name="T32">std::cout &lt;&lt; </text:span><text:span text:style-name="T17">"Unknown command</text:span><text:span text:style-name="T19">\n</text:span><text:span text:style-name="T17">"</text:span><text:span text:style-name="T32">;</text:span></text:p>
      <text:p text:style-name="P29"><text:s text:c="8"/><text:span text:style-name="T32">}</text:span></text:p>
      <text:p text:style-name="P29"><text:s text:c="4"/><text:span text:style-name="T32">}</text:span></text:p>
      <text:p text:style-name="P29"><text:s text:c="4"/><text:span text:style-name="T19">return </text:span><text:span text:style-name="T27">0</text:span><text:span text:style-name="T32">;</text:span></text:p>
      <text:p text:style-name="P22">}</text:p>
      <text:p text:style-name="P54"><text:span text:style-name="T14"/></text:p>
      <text:p text:style-name="P53"><text:bookmark-start text:name="__DdeLink__2335_150959209"/>bottle.h</text:p>
      <text:p text:style-name="P56"><text:bookmark-end text:name="__DdeLink__2335_150959209"/><text:span text:style-name="T12">#pragma</text:span><text:span text:style-name="T7"> </text:span><text:span text:style-name="T36">once</text:span></text:p>
      <text:p text:style-name="P28"><text:span text:style-name="T6">#include </text:span><text:span text:style-name="T16">&lt;iostream&gt;</text:span></text:p>
      <text:p text:style-name="P28"><text:span text:style-name="T18">class </text:span>Bottle {</text:p>
      <text:p text:style-name="P28"><text:span text:style-name="T18">public</text:span>:</text:p>
      <text:p text:style-name="P29"><text:s text:c="4"/><text:span text:style-name="T32">Bottle() = </text:span><text:span text:style-name="T19">default</text:span><text:span text:style-name="T32">;</text:span></text:p>
      <text:p text:style-name="P29"><text:s text:c="4"/><text:span text:style-name="T32">Bottle(</text:span><text:span text:style-name="T19">double </text:span><text:span text:style-name="T32">volume, </text:span><text:span text:style-name="T19">double </text:span><text:span text:style-name="T32">fill_percent = </text:span><text:span text:style-name="T27">0</text:span><text:span text:style-name="T32">);</text:span></text:p>
      <text:p text:style-name="P29"><text:s text:c="4"/><text:span text:style-name="T19">double </text:span><text:span text:style-name="T32">GetVolume() </text:span><text:span text:style-name="T19">const</text:span><text:span text:style-name="T32">;</text:span></text:p>
      <text:p text:style-name="P29"><text:s text:c="4"/><text:span text:style-name="T19">double </text:span><text:span text:style-name="T32">GetFillPercent() </text:span><text:span text:style-name="T19">const</text:span><text:span text:style-name="T32">;</text:span></text:p>
      <text:p text:style-name="P29"><text:s text:c="4"/><text:span text:style-name="T19">double </text:span><text:span text:style-name="T32">GetFilledVolume() </text:span><text:span text:style-name="T19">const</text:span><text:span text:style-name="T32">;</text:span></text:p>
      <text:p text:style-name="P29"><text:s text:c="4"/><text:span text:style-name="T19">friend double operator </text:span><text:span text:style-name="T32">+ (</text:span><text:span text:style-name="T19">const </text:span><text:span text:style-name="T32">Bottle&amp; lhs, </text:span><text:span text:style-name="T19">const </text:span><text:span text:style-name="T32">Bottle&amp; rhs);</text:span></text:p>
      <text:p text:style-name="P29"><text:s text:c="4"/><text:span text:style-name="T19">friend double operator </text:span><text:span text:style-name="T32">- (</text:span><text:span text:style-name="T19">const </text:span><text:span text:style-name="T32">Bottle&amp; lhs, </text:span><text:span text:style-name="T19">const </text:span><text:span text:style-name="T32">Bottle&amp; rhs);</text:span></text:p>
      <text:p text:style-name="P29"><text:s text:c="4"/><text:span text:style-name="T19">friend bool operator </text:span><text:span text:style-name="T32">== (</text:span><text:span text:style-name="T19">const </text:span><text:span text:style-name="T32">Bottle&amp; lhs, </text:span><text:span text:style-name="T19">const </text:span><text:span text:style-name="T32">Bottle&amp; rhs);</text:span></text:p>
      <text:p text:style-name="P29"><text:s text:c="4"/><text:span text:style-name="T19">friend bool operator </text:span><text:span text:style-name="T32">&gt; (</text:span><text:span text:style-name="T19">const </text:span><text:span text:style-name="T32">Bottle&amp; lhs, </text:span><text:span text:style-name="T19">const </text:span><text:span text:style-name="T32">Bottle&amp; rhs);</text:span></text:p>
      <text:p text:style-name="P29"><text:soft-page-break/><text:s text:c="4"/><text:span text:style-name="T19">friend bool operator </text:span><text:span text:style-name="T32">&lt; (</text:span><text:span text:style-name="T19">const </text:span><text:span text:style-name="T32">Bottle&amp; lhs, </text:span><text:span text:style-name="T19">const </text:span><text:span text:style-name="T32">Bottle&amp; rhs);</text:span></text:p>
      <text:p text:style-name="P29"><text:s text:c="4"/><text:span text:style-name="T19">friend </text:span><text:span text:style-name="T32">std::istream&amp; </text:span><text:span text:style-name="T19">operator </text:span><text:span text:style-name="T32">&gt;&gt; (std::istream&amp; is, Bottle&amp; b);</text:span></text:p>
      <text:p text:style-name="P29"><text:s text:c="4"/><text:span text:style-name="T19">friend </text:span><text:span text:style-name="T32">std::ostream&amp; </text:span><text:span text:style-name="T19">operator </text:span><text:span text:style-name="T32">&lt;&lt; (std::ostream&amp; os, </text:span><text:span text:style-name="T19">const </text:span><text:span text:style-name="T32">Bottle&amp; b);</text:span></text:p>
      <text:p text:style-name="P28"><text:span text:style-name="T18">private</text:span>:</text:p>
      <text:p text:style-name="P29"><text:s text:c="4"/><text:span text:style-name="T19">double </text:span><text:span text:style-name="T32">volume_ = </text:span><text:span text:style-name="T27">0</text:span><text:span text:style-name="T32">;</text:span></text:p>
      <text:p text:style-name="P29"><text:s text:c="4"/><text:span text:style-name="T19">double </text:span><text:span text:style-name="T32">fill_percent_ = </text:span><text:span text:style-name="T27">0</text:span><text:span text:style-name="T32">;</text:span></text:p>
      <text:p text:style-name="P28">};</text:p>
      <text:p text:style-name="P22">Bottle <text:span text:style-name="T18">operator</text:span><text:span text:style-name="T16">""</text:span>_bottle(<text:span text:style-name="T18">const char</text:span>* str, size_t size);</text:p>
      <text:p text:style-name="P4">bottle.cpp</text:p>
      <text:p text:style-name="P4"/>
      <text:p text:style-name="P51"><text:span text:style-name="T11">#include</text:span><text:span text:style-name="T10"> </text:span><text:span text:style-name="T15">"bottle.h"</text:span></text:p>
      <text:p text:style-name="P28"><text:span text:style-name="T6">#include </text:span><text:span text:style-name="T16">&lt;exception&gt;</text:span></text:p>
      <text:p text:style-name="P28"><text:span text:style-name="T6">#include </text:span><text:span text:style-name="T16">&lt;stdexcept&gt;</text:span></text:p>
      <text:p text:style-name="P28"><text:span text:style-name="T20">Bottle</text:span>::Bottle(<text:span text:style-name="T18">double </text:span>volume, <text:span text:style-name="T18">double </text:span>fill_percent)</text:p>
      <text:p text:style-name="P28">: <text:span text:style-name="T28">volume_</text:span>(volume), <text:span text:style-name="T28">fill_percent_</text:span>(fill_percent) {</text:p>
      <text:p text:style-name="P29"><text:s text:c="4"/><text:span text:style-name="T19">if </text:span><text:span text:style-name="T32">(volume &lt; </text:span><text:span text:style-name="T27">0 </text:span><text:span text:style-name="T32">|| fill_percent &lt; </text:span><text:span text:style-name="T27">0 </text:span><text:span text:style-name="T32">|| fill_percent &gt; </text:span><text:span text:style-name="T27">1</text:span><text:span text:style-name="T32">) {</text:span></text:p>
      <text:p text:style-name="P29"><text:s text:c="8"/><text:span text:style-name="T19">throw </text:span><text:span text:style-name="T21">std</text:span><text:span text:style-name="T32">::</text:span><text:span text:style-name="T21">logic_error</text:span><text:span text:style-name="T32">(</text:span><text:span text:style-name="T17">"Unacceptable parameters for constructor"</text:span><text:span text:style-name="T32">);</text:span></text:p>
      <text:p text:style-name="P29"><text:s text:c="4"/><text:span text:style-name="T32">}</text:span></text:p>
      <text:p text:style-name="P28">}</text:p>
      <text:p text:style-name="P28"><text:span text:style-name="T18">double </text:span><text:span text:style-name="T20">Bottle</text:span>::GetVolume() <text:span text:style-name="T18">const </text:span>{</text:p>
      <text:p text:style-name="P29"><text:s text:c="4"/><text:span text:style-name="T19">return </text:span><text:span text:style-name="T29">volume_</text:span><text:span text:style-name="T32">;</text:span></text:p>
      <text:p text:style-name="P28">}</text:p>
      <text:p text:style-name="P28"><text:span text:style-name="T18">double </text:span><text:span text:style-name="T20">Bottle</text:span>::GetFillPercent() <text:span text:style-name="T18">const </text:span>{</text:p>
      <text:p text:style-name="P29"><text:s text:c="4"/><text:span text:style-name="T19">return </text:span><text:span text:style-name="T29">fill_percent_</text:span><text:span text:style-name="T32">;</text:span></text:p>
      <text:p text:style-name="P28">}</text:p>
      <text:p text:style-name="P28"><text:span text:style-name="T18">double </text:span><text:span text:style-name="T20">Bottle</text:span>::GetFilledVolume() <text:span text:style-name="T18">const </text:span>{</text:p>
      <text:p text:style-name="P29"><text:s text:c="4"/><text:span text:style-name="T19">return </text:span><text:span text:style-name="T29">volume_ </text:span><text:span text:style-name="T32">* </text:span><text:span text:style-name="T29">fill_percent_</text:span><text:span text:style-name="T32">;</text:span></text:p>
      <text:p text:style-name="P28">}</text:p>
      <text:p text:style-name="P28"><text:span text:style-name="T18">double </text:span><text:span text:style-name="T23">operator </text:span>+ (<text:span text:style-name="T18">const </text:span><text:span text:style-name="T20">Bottle</text:span>&amp; lhs, <text:span text:style-name="T18">const </text:span><text:span text:style-name="T20">Bottle</text:span>&amp; rhs) {</text:p>
      <text:p text:style-name="P29"><text:s text:c="4"/><text:span text:style-name="T19">return </text:span><text:span text:style-name="T32">lhs.GetFilledVolume() + rhs.GetFilledVolume();</text:span></text:p>
      <text:p text:style-name="P28">}</text:p>
      <text:p text:style-name="P28"><text:span text:style-name="T18">double </text:span><text:span text:style-name="T23">operator </text:span>- (<text:span text:style-name="T18">const </text:span><text:span text:style-name="T20">Bottle</text:span>&amp; lhs, <text:span text:style-name="T18">const </text:span><text:span text:style-name="T20">Bottle</text:span>&amp; rhs) {</text:p>
      <text:p text:style-name="P29"><text:s text:c="4"/><text:span text:style-name="T19">return </text:span><text:span text:style-name="T32">lhs.GetFilledVolume() - rhs.GetFilledVolume();</text:span></text:p>
      <text:p text:style-name="P28">}</text:p>
      <text:p text:style-name="P28"><text:span text:style-name="T18">bool </text:span><text:span text:style-name="T23">operator </text:span>== (<text:span text:style-name="T18">const </text:span><text:span text:style-name="T20">Bottle</text:span>&amp; lhs, <text:span text:style-name="T18">const </text:span><text:span text:style-name="T20">Bottle</text:span>&amp; rhs) {</text:p>
      <text:p text:style-name="P29"><text:s text:c="4"/><text:span text:style-name="T19">return </text:span><text:span text:style-name="T32">lhs.GetFilledVolume() == rhs.GetFilledVolume();</text:span></text:p>
      <text:p text:style-name="P28">}</text:p>
      <text:p text:style-name="P28"><text:span text:style-name="T18">bool </text:span><text:span text:style-name="T23">operator </text:span>&gt; (<text:span text:style-name="T18">const </text:span><text:span text:style-name="T20">Bottle</text:span>&amp; lhs, <text:span text:style-name="T18">const </text:span><text:span text:style-name="T20">Bottle</text:span>&amp; rhs) {</text:p>
      <text:p text:style-name="P29"><text:s text:c="4"/><text:span text:style-name="T19">return </text:span><text:span text:style-name="T32">lhs.GetFilledVolume() &gt; rhs.GetFilledVolume();</text:span></text:p>
      <text:p text:style-name="P28">}</text:p>
      <text:p text:style-name="P28"><text:span text:style-name="T18">bool </text:span><text:span text:style-name="T23">operator </text:span>&lt; (<text:span text:style-name="T18">const </text:span><text:span text:style-name="T20">Bottle</text:span>&amp; lhs, <text:span text:style-name="T18">const </text:span><text:span text:style-name="T20">Bottle</text:span>&amp; rhs) {</text:p>
      <text:p text:style-name="P29"><text:s text:c="4"/><text:span text:style-name="T19">return </text:span><text:span text:style-name="T32">lhs.GetFilledVolume() &lt; rhs.GetFilledVolume();</text:span></text:p>
      <text:p text:style-name="P28">}</text:p>
      <text:p text:style-name="P28"><text:span text:style-name="T20">Bottle </text:span><text:span text:style-name="T18">operator</text:span><text:span text:style-name="T16">""</text:span>_bottle(<text:span text:style-name="T18">const char</text:span>* str, <text:span text:style-name="T24">size_t </text:span>size) {</text:p>
      <text:p text:style-name="P29"><text:s text:c="4"/><text:span text:style-name="T19">int </text:span><text:span text:style-name="T32">idx = -</text:span><text:span text:style-name="T27">1</text:span><text:span text:style-name="T32">;</text:span></text:p>
      <text:p text:style-name="P29"><text:s text:c="4"/><text:span text:style-name="T19">for </text:span><text:span text:style-name="T32">(</text:span><text:span text:style-name="T19">int </text:span><text:span text:style-name="T32">i = </text:span><text:span text:style-name="T27">0</text:span><text:span text:style-name="T32">; i &lt; size; ++i) {</text:span></text:p>
      <text:p text:style-name="P29"><text:s text:c="8"/><text:span text:style-name="T19">if </text:span><text:span text:style-name="T32">(str[i] == </text:span><text:span text:style-name="T17">','</text:span><text:span text:style-name="T32">) {</text:span></text:p>
      <text:p text:style-name="P29"><text:s text:c="12"/><text:span text:style-name="T32">idx = i;</text:span></text:p>
      <text:p text:style-name="P29"><text:s text:c="8"/><text:span text:style-name="T32">}</text:span></text:p>
      <text:p text:style-name="P29"><text:soft-page-break/><text:s text:c="4"/><text:span text:style-name="T32">}</text:span></text:p>
      <text:p text:style-name="P29"><text:s text:c="4"/><text:span text:style-name="T19">if </text:span><text:span text:style-name="T32">(idx == -</text:span><text:span text:style-name="T27">1 </text:span><text:span text:style-name="T32">|| idx == size - </text:span><text:span text:style-name="T27">1 </text:span><text:span text:style-name="T32">|| idx == </text:span><text:span text:style-name="T27">0</text:span><text:span text:style-name="T32">) {</text:span></text:p>
      <text:p text:style-name="P29"><text:s text:c="4"/><text:span text:style-name="T32">}</text:span></text:p>
      <text:p text:style-name="P29"><text:s text:c="4"/><text:span text:style-name="T19">char</text:span><text:span text:style-name="T32">* first_part = </text:span><text:span text:style-name="T19">new char</text:span><text:span text:style-name="T32">[idx];</text:span></text:p>
      <text:p text:style-name="P29"><text:s text:c="4"/><text:span text:style-name="T19">char</text:span><text:span text:style-name="T32">* second_part = </text:span><text:span text:style-name="T19">new char </text:span><text:span text:style-name="T32">[size - idx - </text:span><text:span text:style-name="T27">1</text:span><text:span text:style-name="T32">];</text:span></text:p>
      <text:p text:style-name="P29"><text:s text:c="4"/><text:span text:style-name="T21">std</text:span><text:span text:style-name="T32">::copy(str, str + idx, first_part);</text:span></text:p>
      <text:p text:style-name="P29"><text:s text:c="4"/><text:span text:style-name="T21">std</text:span><text:span text:style-name="T32">::copy(str + idx + </text:span><text:span text:style-name="T27">1</text:span><text:span text:style-name="T32">, str + size, second_part);</text:span></text:p>
      <text:p text:style-name="P29"><text:s text:c="4"/><text:span text:style-name="T19">return </text:span><text:span text:style-name="T21">Bottle</text:span><text:span text:style-name="T32">(</text:span><text:span text:style-name="T21">std</text:span><text:span text:style-name="T32">::stod(first_part), </text:span><text:span text:style-name="T21">std</text:span><text:span text:style-name="T32">::stod(second_part));</text:span></text:p>
      <text:p text:style-name="P28">}</text:p>
      <text:p text:style-name="P28"><text:span text:style-name="T20">std</text:span>::<text:span text:style-name="T24">istream</text:span>&amp; <text:span text:style-name="T23">operator </text:span>&gt;&gt; (<text:span text:style-name="T20">std</text:span>::<text:span text:style-name="T24">istream</text:span>&amp; is, <text:span text:style-name="T20">Bottle</text:span>&amp; b) {</text:p>
      <text:p text:style-name="P29"><text:s text:c="4"/><text:span text:style-name="T19">double </text:span><text:span text:style-name="T32">volume, percent;</text:span></text:p>
      <text:p text:style-name="P29"><text:s text:c="4"/><text:span text:style-name="T32">is </text:span><text:span text:style-name="T21">&gt;&gt; </text:span><text:span text:style-name="T32">volume </text:span><text:span text:style-name="T21">&gt;&gt; </text:span><text:span text:style-name="T32">percent;</text:span></text:p>
      <text:p text:style-name="P29"><text:s text:c="4"/><text:span text:style-name="T32">b = </text:span><text:span text:style-name="T21">Bottle</text:span><text:span text:style-name="T32">(volume, percent);</text:span></text:p>
      <text:p text:style-name="P29"><text:s text:c="4"/><text:span text:style-name="T19">return </text:span><text:span text:style-name="T32">is;</text:span></text:p>
      <text:p text:style-name="P28">}</text:p>
      <text:p text:style-name="P28"><text:span text:style-name="T20">std</text:span>::<text:span text:style-name="T24">ostream</text:span>&amp; <text:span text:style-name="T23">operator </text:span>&lt;&lt; (<text:span text:style-name="T20">std</text:span>::<text:span text:style-name="T24">ostream</text:span>&amp; os, <text:span text:style-name="T18">const </text:span><text:span text:style-name="T20">Bottle</text:span>&amp; b) {</text:p>
      <text:p text:style-name="P29"><text:s text:c="4"/><text:span text:style-name="T32">os </text:span><text:span text:style-name="T21">&lt;&lt; </text:span><text:span text:style-name="T17">"Volume:" </text:span><text:span text:style-name="T21">&lt;&lt;</text:span><text:span text:style-name="T32">b.GetVolume() </text:span><text:span text:style-name="T21">&lt;&lt; </text:span><text:span text:style-name="T17">", Fill percent:" </text:span><text:span text:style-name="T21">&lt;&lt; </text:span><text:span text:style-name="T32">b.GetFillPercent() </text:span><text:span text:style-name="T21">&lt;&lt; </text:span><text:span text:style-name="T17">", Filled volume:" </text:span><text:span text:style-name="T21">&lt;&lt; </text:span><text:span text:style-name="T32">b.GetFilledVolume();</text:span></text:p>
      <text:p text:style-name="P22">}</text:p>
      <text:list xml:id="list150220128317796" text:continue-numbering="true" text:style-name="WWNum2">
        <text:list-item>
          <text:p text:style-name="P37">Вывод</text:p>
        </text:list-item>
      </text:list>
      <text:p text:style-name="P15"><text:tab/><text:span text:style-name="T31">Предыдущая лабораторная работа переделана с использованием пользовательского литерала, перегрузок операторов и дружественных функций</text:span>.</text:p>
      <text:p text:style-name="P15"><text:s/></text:p>
      <text:p text:style-name="P16">Список литературы</text:p>
      <text:p text:style-name="P16"/>
      <text:list xml:id="list3061161116" text:style-name="WWNum1">
        <text:list-item>
          <text:p text:style-name="P38">Шилдт, Герберт. С++: базовый курс, 3-е изд. : Пер. с англ. - М. : ООО “И.Д. Вильямс”, 2018. - 624 с. : ил. - Парал. тит. англ.</text:p>
        </text:list-item>
        <text:list-item>
          <text:p text:style-name="P39"><text:span text:style-name="T3">Справочник по языку С++ [Электронный ресурс]. URL: </text:span><text:a xlink:type="simple" xlink:href="http://www.cplusplus.com/reference/deque/" text:style-name="ListLabel_20_103" text:visited-style-name="ListLabel_20_103"><text:span text:style-name="ListLabel_20_19"><text:span text:style-name="T4">http://www.cplusplus.com/reference/deque/</text:span></text:span></text:a><text:span text:style-name="T3"> (дата обращения: 14.09.2019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DejaVu Sans Mono" svg:font-family="'DejaVu Sans Mono'"/>
    <style:font-face style:name="Arial" svg:font-family="Arial" style:font-family-generic="roman" style:font-pitch="variable"/>
    <style:font-face style:name="DejaVu Sans Mono1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ru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ru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ru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ru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AR PL SungtiL GB" style:font-family-asian="'AR PL SungtiL GB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9-10-11T15:02:19.364912751</dc:date>
    <meta:editing-cycles>8</meta:editing-cycles>
    <meta:editing-duration>PT37M27S</meta:editing-duration>
    <meta:generator>LibreOffice/6.0.7.3$Linux_X86_64 LibreOffice_project/00m0$Build-3</meta:generator>
    <meta:document-statistic meta:table-count="0" meta:image-count="0" meta:object-count="0" meta:page-count="10" meta:paragraph-count="291" meta:word-count="1469" meta:character-count="10864" meta:non-whitespace-character-count="8586"/>
  </office:meta>
</office:document-meta>
</file>